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5.247196925165518e-05" office:value-type="float"/>
          <table:table-cell office:value="0.009161677169584026" office:value-type="float"/>
          <table:table-cell office:value="-0.006676444249928144" office:value-type="float"/>
          <table:table-cell office:value="-0.01404882838468072" office:value-type="float"/>
          <table:table-cell office:value="-0.00769500042215666" office:value-type="float"/>
          <table:table-cell office:value="-0.006166366552105875" office:value-type="float"/>
          <table:table-cell office:value="0.09330494342825191" office:value-type="float"/>
          <table:table-cell office:value="1" office:value-type="float"/>
          <table:table-cell office:value="-0.18661972043896502" office:value-type="float"/>
          <table:table-cell office:value="0.6178108590444031" office:value-type="float"/>
          <table:table-cell office:value="-0.6737713220917896" office:value-type="float"/>
          <table:table-cell office:value="-0.48512221013734713" office:value-type="float"/>
          <table:table-cell office:value="-0.8118050364521152" office:value-type="float"/>
          <table:table-cell office:value="-0.23354649771043157" office:value-type="float"/>
        </table:table-row>
        <table:table-row>
          <table:table-cell office:value="-0.0016587496019639446" office:value-type="float"/>
          <table:table-cell office:value="0.010323185730054285" office:value-type="float"/>
          <table:table-cell office:value="0.0009309049020046808" office:value-type="float"/>
          <table:table-cell office:value="-0.013726674429225228" office:value-type="float"/>
          <table:table-cell office:value="-0.015615550606473794" office:value-type="float"/>
          <table:table-cell office:value="0.0033128057806695475" office:value-type="float"/>
          <table:table-cell office:value="0.08455946195072249" office:value-type="float"/>
          <table:table-cell office:value="2" office:value-type="float"/>
          <table:table-cell office:value="-0.17112215712155998" office:value-type="float"/>
          <table:table-cell office:value="0.11615085604702591" office:value-type="float"/>
          <table:table-cell office:value="0.7607349151932825" office:value-type="float"/>
          <table:table-cell office:value="0.03221539554554931" office:value-type="float"/>
          <table:table-cell office:value="-0.7920550184317134" office:value-type="float"/>
          <table:table-cell office:value="0.9479172332775423" office:value-type="float"/>
        </table:table-row>
        <table:table-row>
          <table:table-cell office:value="-0.0021569842584029672" office:value-type="float"/>
          <table:table-cell office:value="0.01855134167776288" office:value-type="float"/>
          <table:table-cell office:value="0.005883429023583406" office:value-type="float"/>
          <table:table-cell office:value="-0.009203898461280516" office:value-type="float"/>
          <table:table-cell office:value="-0.01666188494810323" office:value-type="float"/>
          <table:table-cell office:value="-0.005415311766429099" office:value-type="float"/>
          <table:table-cell office:value="0.09206970209162389" office:value-type="float"/>
          <table:table-cell office:value="3" office:value-type="float"/>
          <table:table-cell office:value="-0.049823465643902276" office:value-type="float"/>
          <table:table-cell office:value="0.8228155947708595" office:value-type="float"/>
          <table:table-cell office:value="0.4952524121578725" office:value-type="float"/>
          <table:table-cell office:value="0.4522775967944712" office:value-type="float"/>
          <table:table-cell office:value="-0.10463343416294357" office:value-type="float"/>
          <table:table-cell office:value="-0.8728117547098646" office:value-type="float"/>
        </table:table-row>
        <table:table-row>
          <table:table-cell office:value="-0.001179282504259411" office:value-type="float"/>
          <table:table-cell office:value="0.024306896020053967" office:value-type="float"/>
          <table:table-cell office:value="0.01008025993700413" office:value-type="float"/>
          <table:table-cell office:value="-0.014752827786558849" office:value-type="float"/>
          <table:table-cell office:value="-0.015132892233913413" office:value-type="float"/>
          <table:table-cell office:value="-0.00017046979297729269" office:value-type="float"/>
          <table:table-cell office:value="0.08950044467584374" office:value-type="float"/>
          <table:table-cell office:value="4" office:value-type="float"/>
          <table:table-cell office:value="0.09777017541435562" office:value-type="float"/>
          <table:table-cell office:value="0.5755554342291089" office:value-type="float"/>
          <table:table-cell office:value="0.4196830913420724" office:value-type="float"/>
          <table:table-cell office:value="-0.5548929325278333" office:value-type="float"/>
          <table:table-cell office:value="0.15289927141898163" office:value-type="float"/>
          <table:table-cell office:value="0.5244841973451806" office:value-type="float"/>
        </table:table-row>
        <table:table-row>
          <table:table-cell office:value="0.0004780702582803235" office:value-type="float"/>
          <table:table-cell office:value="0.021297337755806865" office:value-type="float"/>
          <table:table-cell office:value="0.014842921609179582" office:value-type="float"/>
          <table:table-cell office:value="-0.016938022883114478" office:value-type="float"/>
          <table:table-cell office:value="-0.006448881774631725" office:value-type="float"/>
          <table:table-cell office:value="-0.009620096833349377" office:value-type="float"/>
          <table:table-cell office:value="0.09018522922173702" office:value-type="float"/>
          <table:table-cell office:value="5" office:value-type="float"/>
          <table:table-cell office:value="0.16573527625397344" office:value-type="float"/>
          <table:table-cell office:value="-0.3009558264247103" office:value-type="float"/>
          <table:table-cell office:value="0.4762661672175452" office:value-type="float"/>
          <table:table-cell office:value="-0.21851950965556277" office:value-type="float"/>
          <table:table-cell office:value="0.8684010459281688" office:value-type="float"/>
          <table:table-cell office:value="-0.9449627040372084" office:value-type="float"/>
        </table:table-row>
        <table:table-row>
          <table:table-cell office:value="0.009316614620468542" office:value-type="float"/>
          <table:table-cell office:value="0.013123985215913897" office:value-type="float"/>
          <table:table-cell office:value="0.023392385449486124" office:value-type="float"/>
          <table:table-cell office:value="-0.015364791631739566" office:value-type="float"/>
          <table:table-cell office:value="-0.0046414827463812005" office:value-type="float"/>
          <table:table-cell office:value="-0.0005121504921022438" office:value-type="float"/>
          <table:table-cell office:value="0.33599641570290584" office:value-type="float"/>
          <table:table-cell office:value="6" office:value-type="float"/>
          <table:table-cell office:value="0.8838544362188219" office:value-type="float"/>
          <table:table-cell office:value="-0.8173352539892966" office:value-type="float"/>
          <table:table-cell office:value="0.8549463840306541" office:value-type="float"/>
          <table:table-cell office:value="0.15732312513749114" office:value-type="float"/>
          <table:table-cell office:value="0.18073990282505248" office:value-type="float"/>
          <table:table-cell office:value="0.9107946341247133" office:value-type="float"/>
        </table:table-row>
        <table:table-row>
          <table:table-cell office:value="0.006645698274624346" office:value-type="float"/>
          <table:table-cell office:value="0.008779644335176258" office:value-type="float"/>
          <table:table-cell office:value="0.01923952142063299" office:value-type="float"/>
          <table:table-cell office:value="-0.010008086868677601" office:value-type="float"/>
          <table:table-cell office:value="-0.011457563258337532" office:value-type="float"/>
          <table:table-cell office:value="0.005294201130755576" office:value-type="float"/>
          <table:table-cell office:value="-0.7318559387145203" office:value-type="float"/>
          <table:table-cell office:value="7" office:value-type="float"/>
          <table:table-cell office:value="-0.26709163458441965" office:value-type="float"/>
          <table:table-cell office:value="-0.43443408807376405" office:value-type="float"/>
          <table:table-cell office:value="-0.4152864028853136" office:value-type="float"/>
          <table:table-cell office:value="0.5356704763061966" office:value-type="float"/>
          <table:table-cell office:value="-0.6816080511956331" office:value-type="float"/>
          <table:table-cell office:value="0.5806351622857819" office:value-type="float"/>
        </table:table-row>
        <table:table-row>
          <table:table-cell office:value="0.0031882164701746347" office:value-type="float"/>
          <table:table-cell office:value="0.014441625293749132" office:value-type="float"/>
          <table:table-cell office:value="0.011818980487510983" office:value-type="float"/>
          <table:table-cell office:value="-0.00890140702413422" office:value-type="float"/>
          <table:table-cell office:value="-0.01965172968065735" office:value-type="float"/>
          <table:table-cell office:value="0.006954907564389816" office:value-type="float"/>
          <table:table-cell office:value="0.09204762887710284" office:value-type="float"/>
          <table:table-cell office:value="8" office:value-type="float"/>
          <table:table-cell office:value="-0.34574818044497113" office:value-type="float"/>
          <table:table-cell office:value="0.5661980958572874" office:value-type="float"/>
          <table:table-cell office:value="-0.7420540933122006" office:value-type="float"/>
          <table:table-cell office:value="0.11066798445433812" office:value-type="float"/>
          <table:table-cell office:value="-0.8194166422319817" office:value-type="float"/>
          <table:table-cell office:value="0.16607064336342403" office:value-type="float"/>
        </table:table-row>
        <table:table-row>
          <table:table-cell office:value="0.008479697055676886" office:value-type="float"/>
          <table:table-cell office:value="0.005603554964190332" office:value-type="float"/>
          <table:table-cell office:value="0.011534880972891718" office:value-type="float"/>
          <table:table-cell office:value="-0.005854074646551379" office:value-type="float"/>
          <table:table-cell office:value="-0.010325092045164666" office:value-type="float"/>
          <table:table-cell office:value="0.011115196346539534" office:value-type="float"/>
          <table:table-cell office:value="0.1796224014319125" office:value-type="float"/>
          <table:table-cell office:value="9" office:value-type="float"/>
          <table:table-cell office:value="0.5291480585502251" office:value-type="float"/>
          <table:table-cell office:value="-0.88380703295588" office:value-type="float"/>
          <table:table-cell office:value="-0.028409951461926486" office:value-type="float"/>
          <table:table-cell office:value="0.3047332377582841" office:value-type="float"/>
          <table:table-cell office:value="0.9326637635492683" office:value-type="float"/>
          <table:table-cell office:value="0.4160288782149717" office:value-type="float"/>
        </table:table-row>
        <table:table-row>
          <table:table-cell office:value="0.0025611281944861453" office:value-type="float"/>
          <table:table-cell office:value="-0.0029776858795273146" office:value-type="float"/>
          <table:table-cell office:value="0.0027272435224849657" office:value-type="float"/>
          <table:table-cell office:value="-0.011990583877021791" office:value-type="float"/>
          <table:table-cell office:value="-0.011398158635507165" office:value-type="float"/>
          <table:table-cell office:value="0.013880353679020869" office:value-type="float"/>
          <table:table-cell office:value="0.33031364672376295" office:value-type="float"/>
          <table:table-cell office:value="10" office:value-type="float"/>
          <table:table-cell office:value="-0.591856886119074" office:value-type="float"/>
          <table:table-cell office:value="-0.8581240843717646" office:value-type="float"/>
          <table:table-cell office:value="-0.8807637450406751" office:value-type="float"/>
          <table:table-cell office:value="-0.613650923047041" office:value-type="float"/>
          <table:table-cell office:value="-0.10730665903424974" office:value-type="float"/>
          <table:table-cell office:value="0.2765157332481334" office:value-type="float"/>
        </table:table-row>
        <table:table-row>
          <table:table-cell office:value="0.002907485904198043" office:value-type="float"/>
          <table:table-cell office:value="0.00023370254934495377" office:value-type="float"/>
          <table:table-cell office:value="0.009118312141645019" office:value-type="float"/>
          <table:table-cell office:value="-0.005207605038235538" office:value-type="float"/>
          <table:table-cell office:value="-0.001746317407008766" office:value-type="float"/>
          <table:table-cell office:value="0.01878904242453816" office:value-type="float"/>
          <table:table-cell office:value="0.4989638435774694" office:value-type="float"/>
          <table:table-cell office:value="11" office:value-type="float"/>
          <table:table-cell office:value="0.03463577097118975" office:value-type="float"/>
          <table:table-cell office:value="0.3211388428872268" office:value-type="float"/>
          <table:table-cell office:value="0.6391068619160052" office:value-type="float"/>
          <table:table-cell office:value="0.6782978838786253" office:value-type="float"/>
          <table:table-cell office:value="0.9651841228498399" office:value-type="float"/>
          <table:table-cell office:value="0.4908688745517291" office:value-type="float"/>
        </table:table-row>
        <table:table-row>
          <table:table-cell office:value="0.0020818188944575424" office:value-type="float"/>
          <table:table-cell office:value="0.0009367382826321588" office:value-type="float"/>
          <table:table-cell office:value="0.01587674542283563" office:value-type="float"/>
          <table:table-cell office:value="-0.0012167402030516528" office:value-type="float"/>
          <table:table-cell office:value="-0.0055058802146795705" office:value-type="float"/>
          <table:table-cell office:value="0.019691574496210423" office:value-type="float"/>
          <table:table-cell office:value="0.09170149872633614" office:value-type="float"/>
          <table:table-cell office:value="12" office:value-type="float"/>
          <table:table-cell office:value="-0.08256670097405006" office:value-type="float"/>
          <table:table-cell office:value="0.0703035733287205" office:value-type="float"/>
          <table:table-cell office:value="0.675843328119061" office:value-type="float"/>
          <table:table-cell office:value="0.3990864835183885" office:value-type="float"/>
          <table:table-cell office:value="-0.37595628076708043" office:value-type="float"/>
          <table:table-cell office:value="0.09025320716722618" office:value-type="float"/>
        </table:table-row>
        <table:table-row>
          <table:table-cell office:value="0.004086894805988449" office:value-type="float"/>
          <table:table-cell office:value="0.009483315391066427" office:value-type="float"/>
          <table:table-cell office:value="0.00737688949869281" office:value-type="float"/>
          <table:table-cell office:value="-0.009251116705787052" office:value-type="float"/>
          <table:table-cell office:value="-0.00854742783089829" office:value-type="float"/>
          <table:table-cell office:value="0.024209353161329248" office:value-type="float"/>
          <table:table-cell office:value="0.7028384479297395" office:value-type="float"/>
          <table:table-cell office:value="13" office:value-type="float"/>
          <table:table-cell office:value="0.2005075911530907" office:value-type="float"/>
          <table:table-cell office:value="0.8546577108434268" office:value-type="float"/>
          <table:table-cell office:value="-0.8499855924142818" office:value-type="float"/>
          <table:table-cell office:value="-0.8034376502735399" office:value-type="float"/>
          <table:table-cell office:value="-0.3041547616218718" office:value-type="float"/>
          <table:table-cell office:value="0.45177786651188234" office:value-type="float"/>
        </table:table-row>
        <table:table-row>
          <table:table-cell office:value="-0.0003583763339876636" office:value-type="float"/>
          <table:table-cell office:value="0.009540163067880835" office:value-type="float"/>
          <table:table-cell office:value="0.0014737589035697983" office:value-type="float"/>
          <table:table-cell office:value="-0.00871138247812725" office:value-type="float"/>
          <table:table-cell office:value="-0.004735250583097674" office:value-type="float"/>
          <table:table-cell office:value="0.019051948593307513" office:value-type="float"/>
          <table:table-cell office:value="0.5600079195214525" office:value-type="float"/>
          <table:table-cell office:value="14" office:value-type="float"/>
          <table:table-cell office:value="-0.44452711399761125" office:value-type="float"/>
          <table:table-cell office:value="0.005684767681440883" office:value-type="float"/>
          <table:table-cell office:value="-0.5903130595123012" office:value-type="float"/>
          <table:table-cell office:value="0.05397342276598027" office:value-type="float"/>
          <table:table-cell office:value="0.38121772478006144" office:value-type="float"/>
          <table:table-cell office:value="-0.5157404568021733" office:value-type="float"/>
        </table:table-row>
        <table:table-row>
          <table:table-cell office:value="0.0015299234830563134" office:value-type="float"/>
          <table:table-cell office:value="0.010848949542911034" office:value-type="float"/>
          <table:table-cell office:value="-0.00021516919626956145" office:value-type="float"/>
          <table:table-cell office:value="-0.018690039571463216" office:value-type="float"/>
          <table:table-cell office:value="0.0049049230485041905" office:value-type="float"/>
          <table:table-cell office:value="0.009554697280908851" office:value-type="float"/>
          <table:table-cell office:value="0.5926007849655698" office:value-type="float"/>
          <table:table-cell office:value="15" office:value-type="float"/>
          <table:table-cell office:value="0.1888299817043977" office:value-type="float"/>
          <table:table-cell office:value="0.13087864750301992" office:value-type="float"/>
          <table:table-cell office:value="-0.16889280998393597" office:value-type="float"/>
          <table:table-cell office:value="-0.9978657093335963" office:value-type="float"/>
          <table:table-cell office:value="0.9640173631601865" office:value-type="float"/>
          <table:table-cell office:value="-0.9497251312398662" office:value-type="float"/>
        </table:table-row>
        <table:table-row>
          <table:table-cell office:value="0.009534384338767802" office:value-type="float"/>
          <table:table-cell office:value="0.0020926509189062234" office:value-type="float"/>
          <table:table-cell office:value="-0.005976177970262825" office:value-type="float"/>
          <table:table-cell office:value="-0.014046315454249989" office:value-type="float"/>
          <table:table-cell office:value="0.002908706433851058" office:value-type="float"/>
          <table:table-cell office:value="0.016939224105801783" office:value-type="float"/>
          <table:table-cell office:value="0.08833395466927425" office:value-type="float"/>
          <table:table-cell office:value="16" office:value-type="float"/>
          <table:table-cell office:value="0.8004460855711488" office:value-type="float"/>
          <table:table-cell office:value="-0.875629862400481" office:value-type="float"/>
          <table:table-cell office:value="-0.5761008773993264" office:value-type="float"/>
          <table:table-cell office:value="0.4643724117213226" office:value-type="float"/>
          <table:table-cell office:value="-0.19962166146531324" office:value-type="float"/>
          <table:table-cell office:value="0.7384526824892932" office:value-type="float"/>
        </table:table-row>
        <table:table-row>
          <table:table-cell office:value="0.008415099772548788" office:value-type="float"/>
          <table:table-cell office:value="0.008782948809357045" office:value-type="float"/>
          <table:table-cell office:value="-0.005665934840687716" office:value-type="float"/>
          <table:table-cell office:value="-0.0066847148861269075" office:value-type="float"/>
          <table:table-cell office:value="0.0006901185060145627" office:value-type="float"/>
          <table:table-cell office:value="0.013937690437785973" office:value-type="float"/>
          <table:table-cell office:value="0.08918464503532135" office:value-type="float"/>
          <table:table-cell office:value="17" office:value-type="float"/>
          <table:table-cell office:value="-0.11192845662190143" office:value-type="float"/>
          <table:table-cell office:value="0.6690297890450823" office:value-type="float"/>
          <table:table-cell office:value="0.031024312957510958" office:value-type="float"/>
          <table:table-cell office:value="0.7361600568123081" office:value-type="float"/>
          <table:table-cell office:value="-0.2218587927836495" office:value-type="float"/>
          <table:table-cell office:value="-0.300153366801581" office:value-type="float"/>
        </table:table-row>
        <table:table-row>
          <table:table-cell office:value="0.009748368355356089" office:value-type="float"/>
          <table:table-cell office:value="0.018656017492696873" office:value-type="float"/>
          <table:table-cell office:value="-0.008108129662876114" office:value-type="float"/>
          <table:table-cell office:value="-0.009794406675494869" office:value-type="float"/>
          <table:table-cell office:value="-0.00035267685294591736" office:value-type="float"/>
          <table:table-cell office:value="0.009164024348203471" office:value-type="float"/>
          <table:table-cell office:value="0.087188438849655" office:value-type="float"/>
          <table:table-cell office:value="18" office:value-type="float"/>
          <table:table-cell office:value="0.1333268582807301" office:value-type="float"/>
          <table:table-cell office:value="0.9873068683339827" office:value-type="float"/>
          <table:table-cell office:value="-0.2442194822188397" office:value-type="float"/>
          <table:table-cell office:value="-0.3109691789367961" office:value-type="float"/>
          <table:table-cell office:value="-0.10427953589604799" office:value-type="float"/>
          <table:table-cell office:value="-0.4773666089582502" office:value-type="float"/>
        </table:table-row>
        <table:table-row>
          <table:table-cell office:value="0.012537464404429894" office:value-type="float"/>
          <table:table-cell office:value="0.02042021958241465" office:value-type="float"/>
          <table:table-cell office:value="-0.005813042047067524" office:value-type="float"/>
          <table:table-cell office:value="-0.0067769082928039685" office:value-type="float"/>
          <table:table-cell office:value="0.002616105269357222" office:value-type="float"/>
          <table:table-cell office:value="0.01732544631410145" office:value-type="float"/>
          <table:table-cell office:value="0.08555173081324097" office:value-type="float"/>
          <table:table-cell office:value="19" office:value-type="float"/>
          <table:table-cell office:value="0.2789096049073805" office:value-type="float"/>
          <table:table-cell office:value="0.1764202089717779" office:value-type="float"/>
          <table:table-cell office:value="0.22950876158085887" office:value-type="float"/>
          <table:table-cell office:value="0.30174983826908996" office:value-type="float"/>
          <table:table-cell office:value="0.29687821223031396" office:value-type="float"/>
          <table:table-cell office:value="0.8161421965897979" office:value-type="float"/>
        </table:table-row>
        <table:table-row>
          <table:table-cell office:value="0.005176170832160171" office:value-type="float"/>
          <table:table-cell office:value="0.025485075703771738" office:value-type="float"/>
          <table:table-cell office:value="-0.009489272580412454" office:value-type="float"/>
          <table:table-cell office:value="-0.00937411658775163" office:value-type="float"/>
          <table:table-cell office:value="0.007710869477736423" office:value-type="float"/>
          <table:table-cell office:value="0.022927953996787778" office:value-type="float"/>
          <table:table-cell office:value="0.08708085989957969" office:value-type="float"/>
          <table:table-cell office:value="20" office:value-type="float"/>
          <table:table-cell office:value="-0.7361293572269723" office:value-type="float"/>
          <table:table-cell office:value="0.5064856121357089" office:value-type="float"/>
          <table:table-cell office:value="-0.3676230533344931" office:value-type="float"/>
          <table:table-cell office:value="-0.25972082949476616" office:value-type="float"/>
          <table:table-cell office:value="0.5094764208379201" office:value-type="float"/>
          <table:table-cell office:value="0.5602507682686326" office:value-type="float"/>
        </table:table-row>
        <table:table-row>
          <table:table-cell office:value="0.003655192218841654" office:value-type="float"/>
          <table:table-cell office:value="0.03500981249102675" office:value-type="float"/>
          <table:table-cell office:value="-0.0014772939439155353" office:value-type="float"/>
          <table:table-cell office:value="-0.007783373810570659" office:value-type="float"/>
          <table:table-cell office:value="0.017378399360206416" office:value-type="float"/>
          <table:table-cell office:value="0.022044694701192434" office:value-type="float"/>
          <table:table-cell office:value="0.08374055149043608" office:value-type="float"/>
          <table:table-cell office:value="21" office:value-type="float"/>
          <table:table-cell office:value="-0.15209786133185177" office:value-type="float"/>
          <table:table-cell office:value="0.9524736787255006" office:value-type="float"/>
          <table:table-cell office:value="0.8011978636496919" office:value-type="float"/>
          <table:table-cell office:value="0.15907427771809712" office:value-type="float"/>
          <table:table-cell office:value="0.9667529882469994" office:value-type="float"/>
          <table:table-cell office:value="-0.08832592955953444" office:value-type="float"/>
        </table:table-row>
        <table:table-row>
          <table:table-cell office:value="0.005392801335792025" office:value-type="float"/>
          <table:table-cell office:value="0.04033210699427052" office:value-type="float"/>
          <table:table-cell office:value="0.004248373124265095" office:value-type="float"/>
          <table:table-cell office:value="-0.014325918082055364" office:value-type="float"/>
          <table:table-cell office:value="0.010373252322943402" office:value-type="float"/>
          <table:table-cell office:value="0.02940239625966779" office:value-type="float"/>
          <table:table-cell office:value="0.08098659466808603" office:value-type="float"/>
          <table:table-cell office:value="22" office:value-type="float"/>
          <table:table-cell office:value="0.17376091169503716" office:value-type="float"/>
          <table:table-cell office:value="0.532229450324377" office:value-type="float"/>
          <table:table-cell office:value="0.5725667068180631" office:value-type="float"/>
          <table:table-cell office:value="-0.6542544271484705" office:value-type="float"/>
          <table:table-cell office:value="-0.7005147037263013" office:value-type="float"/>
          <table:table-cell office:value="0.7357701558475356" office:value-type="float"/>
        </table:table-row>
        <table:table-row>
          <table:table-cell office:value="0.0050719220372415896" office:value-type="float"/>
          <table:table-cell office:value="0.031026798166552343" office:value-type="float"/>
          <table:table-cell office:value="0.007163355633506524" office:value-type="float"/>
          <table:table-cell office:value="-0.007469642213573473" office:value-type="float"/>
          <table:table-cell office:value="0.0027460126921583653" office:value-type="float"/>
          <table:table-cell office:value="0.02415834860645404" office:value-type="float"/>
          <table:table-cell office:value="0.08500002677452984" office:value-type="float"/>
          <table:table-cell office:value="23" office:value-type="float"/>
          <table:table-cell office:value="-0.032087929855043607" office:value-type="float"/>
          <table:table-cell office:value="-0.9305308827718175" office:value-type="float"/>
          <table:table-cell office:value="0.29149825092414283" office:value-type="float"/>
          <table:table-cell office:value="0.6856275868481891" office:value-type="float"/>
          <table:table-cell office:value="-0.7627239630785037" office:value-type="float"/>
          <table:table-cell office:value="-0.5244047653213753" office:value-type="float"/>
        </table:table-row>
        <table:table-row>
          <table:table-cell office:value="0.008542465930906738" office:value-type="float"/>
          <table:table-cell office:value="0.03570536056419896" office:value-type="float"/>
          <table:table-cell office:value="-0.0006572904993296181" office:value-type="float"/>
          <table:table-cell office:value="-0.009184394801828042" office:value-type="float"/>
          <table:table-cell office:value="-0.002171358186094284" office:value-type="float"/>
          <table:table-cell office:value="0.033948682969631855" office:value-type="float"/>
          <table:table-cell office:value="0.08207228417870716" office:value-type="float"/>
          <table:table-cell office:value="24" office:value-type="float"/>
          <table:table-cell office:value="0.3470543893665148" office:value-type="float"/>
          <table:table-cell office:value="0.46785623976466106" office:value-type="float"/>
          <table:table-cell office:value="-0.7820646132836142" office:value-type="float"/>
          <table:table-cell office:value="-0.1714752588254569" office:value-type="float"/>
          <table:table-cell office:value="-0.49173708782526493" office:value-type="float"/>
          <table:table-cell office:value="0.9790334363177813" office:value-type="float"/>
        </table:table-row>
        <table:table-row>
          <table:table-cell office:value="0.001519903383414456" office:value-type="float"/>
          <table:table-cell office:value="0.030493484044553557" office:value-type="float"/>
          <table:table-cell office:value="0.0017210944040102405" office:value-type="float"/>
          <table:table-cell office:value="-0.007475545041766067" office:value-type="float"/>
          <table:table-cell office:value="-0.010640422684886073" office:value-type="float"/>
          <table:table-cell office:value="0.02745646977612606" office:value-type="float"/>
          <table:table-cell office:value="0.08623506211939932" office:value-type="float"/>
          <table:table-cell office:value="25" office:value-type="float"/>
          <table:table-cell office:value="-0.7022562547492281" office:value-type="float"/>
          <table:table-cell office:value="-0.52118765196454" office:value-type="float"/>
          <table:table-cell office:value="0.23783849033398585" office:value-type="float"/>
          <table:table-cell office:value="0.17088497600619745" office:value-type="float"/>
          <table:table-cell office:value="-0.846906449879179" office:value-type="float"/>
          <table:table-cell office:value="-0.6492213193505796" office:value-type="float"/>
        </table:table-row>
        <table:table-row>
          <table:table-cell office:value="-0.0050455128323904285" office:value-type="float"/>
          <table:table-cell office:value="0.023463940989406185" office:value-type="float"/>
          <table:table-cell office:value="0.00759920199787581" office:value-type="float"/>
          <table:table-cell office:value="-0.0139017117237012" office:value-type="float"/>
          <table:table-cell office:value="-0.002222590859869422" office:value-type="float"/>
          <table:table-cell office:value="0.0225425704858982" office:value-type="float"/>
          <table:table-cell office:value="0.09091400475061742" office:value-type="float"/>
          <table:table-cell office:value="26" office:value-type="float"/>
          <table:table-cell office:value="-0.6565416215804885" office:value-type="float"/>
          <table:table-cell office:value="-0.7029543055147371" office:value-type="float"/>
          <table:table-cell office:value="0.5878107593865569" office:value-type="float"/>
          <table:table-cell office:value="-0.6426166681935133" office:value-type="float"/>
          <table:table-cell office:value="0.8417831825016651" office:value-type="float"/>
          <table:table-cell office:value="-0.49138992902278567" office:value-type="float"/>
        </table:table-row>
        <table:table-row>
          <table:table-cell office:value="-0.013811051257767382" office:value-type="float"/>
          <table:table-cell office:value="0.029464750710351643" office:value-type="float"/>
          <table:table-cell office:value="0.0032862547913899273" office:value-type="float"/>
          <table:table-cell office:value="-0.005741587213000705" office:value-type="float"/>
          <table:table-cell office:value="0.006943345627705315" office:value-type="float"/>
          <table:table-cell office:value="0.023346629217432177" office:value-type="float"/>
          <table:table-cell office:value="0.08883643013276578" office:value-type="float"/>
          <table:table-cell office:value="27" office:value-type="float"/>
          <table:table-cell office:value="-0.8765538425376953" office:value-type="float"/>
          <table:table-cell office:value="0.6000809720945457" office:value-type="float"/>
          <table:table-cell office:value="-0.4312947206485882" office:value-type="float"/>
          <table:table-cell office:value="0.8160124510700495" office:value-type="float"/>
          <table:table-cell office:value="0.9165936487574737" office:value-type="float"/>
          <table:table-cell office:value="0.08040587315339742" office:value-type="float"/>
        </table:table-row>
        <table:table-row>
          <table:table-cell office:value="-0.007641390411707307" office:value-type="float"/>
          <table:table-cell office:value="0.027237910760734445" office:value-type="float"/>
          <table:table-cell office:value="-0.0006264576633847286" office:value-type="float"/>
          <table:table-cell office:value="-0.0009446592773046996" office:value-type="float"/>
          <table:table-cell office:value="-0.0024679116501994287" office:value-type="float"/>
          <table:table-cell office:value="0.013954701034184976" office:value-type="float"/>
          <table:table-cell office:value="0.09019847513818989" office:value-type="float"/>
          <table:table-cell office:value="28" office:value-type="float"/>
          <table:table-cell office:value="0.6169660846060074" office:value-type="float"/>
          <table:table-cell office:value="-0.22268399496171987" office:value-type="float"/>
          <table:table-cell office:value="-0.3912712454774656" office:value-type="float"/>
          <table:table-cell office:value="0.4796927935696005" office:value-type="float"/>
          <table:table-cell office:value="-0.9411257277904743" office:value-type="float"/>
          <table:table-cell office:value="-0.93919281832472" office:value-type="float"/>
        </table:table-row>
        <table:table-row>
          <table:table-cell office:value="-0.014350467890820066" office:value-type="float"/>
          <table:table-cell office:value="0.02075993295877992" office:value-type="float"/>
          <table:table-cell office:value="0.007187685491037232" office:value-type="float"/>
          <table:table-cell office:value="-0.0007413442297660583" office:value-type="float"/>
          <table:table-cell office:value="0.0071110588296677615" office:value-type="float"/>
          <table:table-cell office:value="0.02308626768206829" office:value-type="float"/>
          <table:table-cell office:value="0.09319201789869651" office:value-type="float"/>
          <table:table-cell office:value="29" office:value-type="float"/>
          <table:table-cell office:value="-0.6709077479112759" office:value-type="float"/>
          <table:table-cell office:value="-0.6477977801954524" office:value-type="float"/>
          <table:table-cell office:value="0.781414315442196" office:value-type="float"/>
          <table:table-cell office:value="0.020331504753864138" office:value-type="float"/>
          <table:table-cell office:value="0.957897047986719" office:value-type="float"/>
          <table:table-cell office:value="0.9131566647883314" office:value-type="float"/>
        </table:table-row>
        <table:table-row>
          <table:table-cell office:value="-0.018513418148602297" office:value-type="float"/>
          <table:table-cell office:value="0.011614616807564362" office:value-type="float"/>
          <table:table-cell office:value="0.007323594405283841" office:value-type="float"/>
          <table:table-cell office:value="-0.0012040853757444676" office:value-type="float"/>
          <table:table-cell office:value="0.012821507731153741" office:value-type="float"/>
          <table:table-cell office:value="0.02950035922102163" office:value-type="float"/>
          <table:table-cell office:value="-3.3995961982626004" office:value-type="float"/>
          <table:table-cell office:value="30" office:value-type="float"/>
          <table:table-cell office:value="-0.4162950257782232" office:value-type="float"/>
          <table:table-cell office:value="-0.9145316151215557" office:value-type="float"/>
          <table:table-cell office:value="0.013590891424660967" office:value-type="float"/>
          <table:table-cell office:value="-0.04627411459784092" office:value-type="float"/>
          <table:table-cell office:value="0.5710448901485978" office:value-type="float"/>
          <table:table-cell office:value="0.6414091538953335" office:value-type="float"/>
        </table:table-row>
        <table:table-row>
          <table:table-cell office:value="-0.02785198043167698" office:value-type="float"/>
          <table:table-cell office:value="0.018018108365758824" office:value-type="float"/>
          <table:table-cell office:value="0.005539486302516603" office:value-type="float"/>
          <table:table-cell office:value="0.00048484451432129487" office:value-type="float"/>
          <table:table-cell office:value="0.02035977669140875" office:value-type="float"/>
          <table:table-cell office:value="0.028713403030988544" office:value-type="float"/>
          <table:table-cell office:value="0.09076687636785716" office:value-type="float"/>
          <table:table-cell office:value="31" office:value-type="float"/>
          <table:table-cell office:value="-0.9338562283074683" office:value-type="float"/>
          <table:table-cell office:value="0.6403491558194463" office:value-type="float"/>
          <table:table-cell office:value="-0.1784108102767239" office:value-type="float"/>
          <table:table-cell office:value="0.16889298900657623" office:value-type="float"/>
          <table:table-cell office:value="0.7538268960255008" office:value-type="float"/>
          <table:table-cell office:value="-0.07869561900330857" office:value-type="float"/>
        </table:table-row>
        <table:table-row>
          <table:table-cell office:value="-0.02103991813224244" office:value-type="float"/>
          <table:table-cell office:value="0.014400539503128727" office:value-type="float"/>
          <table:table-cell office:value="0.012291078028905285" office:value-type="float"/>
          <table:table-cell office:value="-0.006140948244341768" office:value-type="float"/>
          <table:table-cell office:value="0.014548997141477431" office:value-type="float"/>
          <table:table-cell office:value="0.03804124528031029" office:value-type="float"/>
          <table:table-cell office:value="0.09456828852583078" office:value-type="float"/>
          <table:table-cell office:value="32" office:value-type="float"/>
          <table:table-cell office:value="0.681206229943454" office:value-type="float"/>
          <table:table-cell office:value="-0.36175688626300984" office:value-type="float"/>
          <table:table-cell office:value="0.6751591726388682" office:value-type="float"/>
          <table:table-cell office:value="-0.6625792758663063" office:value-type="float"/>
          <table:table-cell office:value="-0.5810779549931318" office:value-type="float"/>
          <table:table-cell office:value="0.9327842249321747" office:value-type="float"/>
        </table:table-row>
        <table:table-row>
          <table:table-cell office:value="-0.023894469422508724" office:value-type="float"/>
          <table:table-cell office:value="0.020588173088096864" office:value-type="float"/>
          <table:table-cell office:value="0.01877009697037246" office:value-type="float"/>
          <table:table-cell office:value="-0.0008692483530528582" office:value-type="float"/>
          <table:table-cell office:value="0.018529639501969664" office:value-type="float"/>
          <table:table-cell office:value="0.029953490475711306" office:value-type="float"/>
          <table:table-cell office:value="0.09131899867022839" office:value-type="float"/>
          <table:table-cell office:value="33" office:value-type="float"/>
          <table:table-cell office:value="-0.2854551290266283" office:value-type="float"/>
          <table:table-cell office:value="0.6187633584968137" office:value-type="float"/>
          <table:table-cell office:value="0.6479018941467174" office:value-type="float"/>
          <table:table-cell office:value="0.527169989128891" office:value-type="float"/>
          <table:table-cell office:value="0.39806423604922325" office:value-type="float"/>
          <table:table-cell office:value="-0.8087754804598983" office:value-type="float"/>
        </table:table-row>
        <table:table-row>
          <table:table-cell office:value="-0.019718637943780398" office:value-type="float"/>
          <table:table-cell office:value="0.027116765365218634" office:value-type="float"/>
          <table:table-cell office:value="0.022444057125515383" office:value-type="float"/>
          <table:table-cell office:value="0.0028089034671899605" office:value-type="float"/>
          <table:table-cell office:value="0.019569975199065066" office:value-type="float"/>
          <table:table-cell office:value="0.02359130524289825" office:value-type="float"/>
          <table:table-cell office:value="0.08944553287093931" office:value-type="float"/>
          <table:table-cell office:value="34" office:value-type="float"/>
          <table:table-cell office:value="0.4175831478728327" office:value-type="float"/>
          <table:table-cell office:value="0.6528592277121767" office:value-type="float"/>
          <table:table-cell office:value="0.36739601551429235" office:value-type="float"/>
          <table:table-cell office:value="0.3678151820242819" office:value-type="float"/>
          <table:table-cell office:value="0.10403356970954003" office:value-type="float"/>
          <table:table-cell office:value="-0.6362185232813058" office:value-type="float"/>
        </table:table-row>
        <table:table-row>
          <table:table-cell office:value="-0.028122032072548195" office:value-type="float"/>
          <table:table-cell office:value="0.02846525889879028" office:value-type="float"/>
          <table:table-cell office:value="0.029659543520702714" office:value-type="float"/>
          <table:table-cell office:value="0.004115253234067537" office:value-type="float"/>
          <table:table-cell office:value="0.019740401963843694" office:value-type="float"/>
          <table:table-cell office:value="0.03257070614154678" office:value-type="float"/>
          <table:table-cell office:value="0.08688918336785555" office:value-type="float"/>
          <table:table-cell office:value="35" office:value-type="float"/>
          <table:table-cell office:value="-0.8403394128767796" office:value-type="float"/>
          <table:table-cell office:value="0.13484935335716441" office:value-type="float"/>
          <table:table-cell office:value="0.7215486395187332" office:value-type="float"/>
          <table:table-cell office:value="0.1306349766877577" office:value-type="float"/>
          <table:table-cell office:value="0.017042676477862617" office:value-type="float"/>
          <table:table-cell office:value="0.8979400898648529" office:value-type="float"/>
        </table:table-row>
        <table:table-row>
          <table:table-cell office:value="-0.023571958834509875" office:value-type="float"/>
          <table:table-cell office:value="0.029542551007491678" office:value-type="float"/>
          <table:table-cell office:value="0.02129586763095047" office:value-type="float"/>
          <table:table-cell office:value="0.01093496266545126" office:value-type="float"/>
          <table:table-cell office:value="0.01149103885988171" office:value-type="float"/>
          <table:table-cell office:value="0.02387080227570565" office:value-type="float"/>
          <table:table-cell office:value="0.08758687237618323" office:value-type="float"/>
          <table:table-cell office:value="36" office:value-type="float"/>
          <table:table-cell office:value="0.4550073238038319" office:value-type="float"/>
          <table:table-cell office:value="0.10772921087013998" office:value-type="float"/>
          <table:table-cell office:value="-0.8363675889752245" office:value-type="float"/>
          <table:table-cell office:value="0.6819709431383723" office:value-type="float"/>
          <table:table-cell office:value="-0.8249363103961984" office:value-type="float"/>
          <table:table-cell office:value="-0.8699903865841128" office:value-type="float"/>
        </table:table-row>
        <table:table-row>
          <table:table-cell office:value="-0.014621230010327363" office:value-type="float"/>
          <table:table-cell office:value="0.03145756245985483" office:value-type="float"/>
          <table:table-cell office:value="0.013359846310822782" office:value-type="float"/>
          <table:table-cell office:value="0.014522569252438897" office:value-type="float"/>
          <table:table-cell office:value="0.01736860661749285" office:value-type="float"/>
          <table:table-cell office:value="0.03263248263560377" office:value-type="float"/>
          <table:table-cell office:value="0.08779762247051034" office:value-type="float"/>
          <table:table-cell office:value="37" office:value-type="float"/>
          <table:table-cell office:value="0.8950728824182512" office:value-type="float"/>
          <table:table-cell office:value="0.19150114523631512" office:value-type="float"/>
          <table:table-cell office:value="-0.7936021320127686" office:value-type="float"/>
          <table:table-cell office:value="0.3587606586987637" office:value-type="float"/>
          <table:table-cell office:value="0.587756775761114" office:value-type="float"/>
          <table:table-cell office:value="0.8761680359898119" office:value-type="float"/>
        </table:table-row>
        <table:table-row>
          <table:table-cell office:value="-0.019672658140974478" office:value-type="float"/>
          <table:table-cell office:value="0.0412827416223656" office:value-type="float"/>
          <table:table-cell office:value="0.009211817039794401" office:value-type="float"/>
          <table:table-cell office:value="0.02370845952342623" office:value-type="float"/>
          <table:table-cell office:value="0.018930147281800237" office:value-type="float"/>
          <table:table-cell office:value="0.039767714727946366" office:value-type="float"/>
          <table:table-cell office:value="0.08256666591140936" office:value-type="float"/>
          <table:table-cell office:value="38" office:value-type="float"/>
          <table:table-cell office:value="-0.5051428130647115" office:value-type="float"/>
          <table:table-cell office:value="0.9825179162510773" office:value-type="float"/>
          <table:table-cell office:value="-0.41480292710283817" office:value-type="float"/>
          <table:table-cell office:value="0.9185890270987334" office:value-type="float"/>
          <table:table-cell office:value="0.1561540664307386" office:value-type="float"/>
          <table:table-cell office:value="0.7135232092342596" office:value-type="float"/>
        </table:table-row>
        <table:table-row>
          <table:table-cell office:value="-0.015096101469245012" office:value-type="float"/>
          <table:table-cell office:value="0.04513222090330728" office:value-type="float"/>
          <table:table-cell office:value="0.0032330008451986036" office:value-type="float"/>
          <table:table-cell office:value="0.029344210156496915" office:value-type="float"/>
          <table:table-cell office:value="0.025453722427075158" office:value-type="float"/>
          <table:table-cell office:value="0.04516047303766349" office:value-type="float"/>
          <table:table-cell office:value="0.080933555153712" office:value-type="float"/>
          <table:table-cell office:value="39" office:value-type="float"/>
          <table:table-cell office:value="0.4576556671729466" office:value-type="float"/>
          <table:table-cell office:value="0.38494792809416767" office:value-type="float"/>
          <table:table-cell office:value="-0.5978816194595797" office:value-type="float"/>
          <table:table-cell office:value="0.5635750633070686" office:value-type="float"/>
          <table:table-cell office:value="0.652357514527492" office:value-type="float"/>
          <table:table-cell office:value="0.5392758309717121" office:value-type="float"/>
        </table:table-row>
        <table:table-row>
          <table:table-cell office:value="-0.016532485786771894" office:value-type="float"/>
          <table:table-cell office:value="0.04740533684112706" office:value-type="float"/>
          <table:table-cell office:value="0.010604927325108985" office:value-type="float"/>
          <table:table-cell office:value="0.027344038660922804" office:value-type="float"/>
          <table:table-cell office:value="0.018941082647475335" office:value-type="float"/>
          <table:table-cell office:value="0.03662815719239834" office:value-type="float"/>
          <table:table-cell office:value="0.07974181089952845" office:value-type="float"/>
          <table:table-cell office:value="40" office:value-type="float"/>
          <table:table-cell office:value="-0.1436384317526882" office:value-type="float"/>
          <table:table-cell office:value="0.22731159378197874" office:value-type="float"/>
          <table:table-cell office:value="0.737192647991038" office:value-type="float"/>
          <table:table-cell office:value="-0.200017149557411" office:value-type="float"/>
          <table:table-cell office:value="-0.6512639779599825" office:value-type="float"/>
          <table:table-cell office:value="-0.8532315845265144" office:value-type="float"/>
        </table:table-row>
        <table:table-row>
          <table:table-cell office:value="-0.016705011431074262" office:value-type="float"/>
          <table:table-cell office:value="0.04744188640930333" office:value-type="float"/>
          <table:table-cell office:value="0.011314302468160132" office:value-type="float"/>
          <table:table-cell office:value="0.026530182536044875" office:value-type="float"/>
          <table:table-cell office:value="0.018554585269126032" office:value-type="float"/>
          <table:table-cell office:value="0.03606290667646054" office:value-type="float"/>
          <table:table-cell office:value="0.0797156070268612" office:value-type="float"/>
          <table:table-cell office:value="41" office:value-type="float"/>
          <table:table-cell office:value="-0.017252564430236816" office:value-type="float"/>
          <table:table-cell office:value="0.003654956817626953" office:value-type="float"/>
          <table:table-cell office:value="0.07093751430511475" office:value-type="float"/>
          <table:table-cell office:value="-0.08138561248779297" office:value-type="float"/>
          <table:table-cell office:value="-0.03864973783493042" office:value-type="float"/>
          <table:table-cell office:value="-0.05652505159378052" office:value-type="float"/>
        </table:table-row>
        <table:table-row>
          <table:table-cell office:value="-0.0168774655498029" office:value-type="float"/>
          <table:table-cell office:value="0.04747843001701512" office:value-type="float"/>
          <table:table-cell office:value="0.012023000502446632" office:value-type="float"/>
          <table:table-cell office:value="0.025716777022281447" office:value-type="float"/>
          <table:table-cell office:value="0.018168008616599177" office:value-type="float"/>
          <table:table-cell office:value="0.035497685366798676" office:value-type="float"/>
          <table:table-cell office:value="0.0796890560529084" office:value-type="float"/>
          <table:table-cell office:value="42" office:value-type="float"/>
          <table:table-cell office:value="-0.01724541187286377" office:value-type="float"/>
          <table:table-cell office:value="0.0036543607711791992" office:value-type="float"/>
          <table:table-cell office:value="0.0708698034286499" office:value-type="float"/>
          <table:table-cell office:value="-0.08134055137634277" office:value-type="float"/>
          <table:table-cell office:value="-0.03865766525268555" office:value-type="float"/>
          <table:table-cell office:value="-0.05652213096618652" office:value-type="float"/>
        </table:table-row>
        <table:table-row>
          <table:table-cell office:value="-0.01215735942492497" office:value-type="float"/>
          <table:table-cell office:value="0.05" office:value-type="float"/>
          <table:table-cell office:value="0.010579488658765297" office:value-type="float"/>
          <table:table-cell office:value="0.028803575213352004" office:value-type="float"/>
          <table:table-cell office:value="0.014073462775382135" office:value-type="float"/>
          <table:table-cell office:value="0.028704701358009614" office:value-type="float"/>
          <table:table-cell office:value="0.07851544766738285" office:value-type="float"/>
          <table:table-cell office:value="43" office:value-type="float"/>
          <table:table-cell office:value="0.47201061248779297" office:value-type="float"/>
          <table:table-cell office:value="0.7826187610626221" office:value-type="float"/>
          <table:table-cell office:value="-0.14435118436813354" office:value-type="float"/>
          <table:table-cell office:value="0.30867981910705566" office:value-type="float"/>
          <table:table-cell office:value="-0.4094545841217041" office:value-type="float"/>
          <table:table-cell office:value="-0.6792984008789062" office:value-type="float"/>
        </table:table-row>
        <table:table-row>
          <table:table-cell office:value="-0.0074450185931683776" office:value-type="float"/>
          <table:table-cell office:value="0.05" office:value-type="float"/>
          <table:table-cell office:value="0.009141241097310524" office:value-type="float"/>
          <table:table-cell office:value="0.03188542264262752" office:value-type="float"/>
          <table:table-cell office:value="0.009983818820151423" office:value-type="float"/>
          <table:table-cell office:value="0.021918393665481845" office:value-type="float"/>
          <table:table-cell office:value="0.07834267818199128" office:value-type="float"/>
          <table:table-cell office:value="44" office:value-type="float"/>
          <table:table-cell office:value="0.4712340831756592" office:value-type="float"/>
          <table:table-cell office:value="0.7820479869842529" office:value-type="float"/>
          <table:table-cell office:value="-0.1438247561454773" office:value-type="float"/>
          <table:table-cell office:value="0.30818474292755127" office:value-type="float"/>
          <table:table-cell office:value="-0.4089643955230713" office:value-type="float"/>
          <table:table-cell office:value="-0.6786307692527771" office:value-type="float"/>
        </table:table-row>
        <table:table-row>
          <table:table-cell office:value="0.0002707239948748358" office:value-type="float"/>
          <table:table-cell office:value="0.05" office:value-type="float"/>
          <table:table-cell office:value="0.009897707486012916" office:value-type="float"/>
          <table:table-cell office:value="0.035473292048373975" office:value-type="float"/>
          <table:table-cell office:value="0.004710049918326471" office:value-type="float"/>
          <table:table-cell office:value="0.012731526189972201" office:value-type="float"/>
          <table:table-cell office:value="0.07751777085033561" office:value-type="float"/>
          <table:table-cell office:value="45" office:value-type="float"/>
          <table:table-cell office:value="0.7715742588043213" office:value-type="float"/>
          <table:table-cell office:value="0.9638644456863403" office:value-type="float"/>
          <table:table-cell office:value="0.07564663887023926" office:value-type="float"/>
          <table:table-cell office:value="0.358786940574646" office:value-type="float"/>
          <table:table-cell office:value="-0.5273768901824951" office:value-type="float"/>
          <table:table-cell office:value="-0.9186867475509644" office:value-type="float"/>
        </table:table-row>
        <table:table-row>
          <table:table-cell office:value="0.00797977417340267" office:value-type="float"/>
          <table:table-cell office:value="0.05" office:value-type="float"/>
          <table:table-cell office:value="0.01065650084004734" office:value-type="float"/>
          <table:table-cell office:value="0.03905872123996333" office:value-type="float"/>
          <table:table-cell office:value="-0.0005589851826104187" office:value-type="float"/>
          <table:table-cell office:value="0.003547420793701449" office:value-type="float"/>
          <table:table-cell office:value="0.07608636499980123" office:value-type="float"/>
          <table:table-cell office:value="46" office:value-type="float"/>
          <table:table-cell office:value="0.7709050178527832" office:value-type="float"/>
          <table:table-cell office:value="0.9636995792388916" office:value-type="float"/>
          <table:table-cell office:value="0.07587933540344238" office:value-type="float"/>
          <table:table-cell office:value="0.35854291915893555" office:value-type="float"/>
          <table:table-cell office:value="-0.526903510093689" office:value-type="float"/>
          <table:table-cell office:value="-0.9184105396270752" office:value-type="float"/>
        </table:table-row>
        <table:table-row>
          <table:table-cell office:value="0.01732568710675228" office:value-type="float"/>
          <table:table-cell office:value="0.05" office:value-type="float"/>
          <table:table-cell office:value="0.016049440884450417" office:value-type="float"/>
          <table:table-cell office:value="0.04020830410281734" office:value-type="float"/>
          <table:table-cell office:value="-0.0054827573984536195" office:value-type="float"/>
          <table:table-cell office:value="-0.006283526724647244" office:value-type="float"/>
          <table:table-cell office:value="0.07368028915263446" office:value-type="float"/>
          <table:table-cell office:value="47" office:value-type="float"/>
          <table:table-cell office:value="0.9345912933349609" office:value-type="float"/>
          <table:table-cell office:value="0.9942752122879028" office:value-type="float"/>
          <table:table-cell office:value="0.5392940044403076" office:value-type="float"/>
          <table:table-cell office:value="0.11495828628540039" office:value-type="float"/>
          <table:table-cell office:value="-0.49237722158432007" office:value-type="float"/>
          <table:table-cell office:value="-0.9830947518348694" office:value-type="float"/>
        </table:table-row>
        <table:table-row>
          <table:table-cell office:value="0.026669664081239587" office:value-type="float"/>
          <table:table-cell office:value="0.05" office:value-type="float"/>
          <table:table-cell office:value="0.02143972256169651" office:value-type="float"/>
          <table:table-cell office:value="0.0413599945859106" office:value-type="float"/>
          <table:table-cell office:value="-0.010403449842301276" office:value-type="float"/>
          <table:table-cell office:value="-0.016113982504676543" office:value-type="float"/>
          <table:table-cell office:value="0.07070974247878387" office:value-type="float"/>
          <table:table-cell office:value="48" office:value-type="float"/>
          <table:table-cell office:value="0.9343976974487305" office:value-type="float"/>
          <table:table-cell office:value="0.9942458868026733" office:value-type="float"/>
          <table:table-cell office:value="0.5390281677246094" office:value-type="float"/>
          <table:table-cell office:value="0.11516904830932617" office:value-type="float"/>
          <table:table-cell office:value="-0.4920692443847656" office:value-type="float"/>
          <table:table-cell office:value="-0.9830455780029297" office:value-type="float"/>
        </table:table-row>
        <table:table-row>
          <table:table-cell office:value="0.036534344848298914" office:value-type="float"/>
          <table:table-cell office:value="0.05" office:value-type="float"/>
          <table:table-cell office:value="0.030241685891011696" office:value-type="float"/>
          <table:table-cell office:value="0.03718839305202083" office:value-type="float"/>
          <table:table-cell office:value="-0.012609726497498419" office:value-type="float"/>
          <table:table-cell office:value="-0.02608377606279727" office:value-type="float"/>
          <table:table-cell office:value="0.0670681106326439" office:value-type="float"/>
          <table:table-cell office:value="49" office:value-type="float"/>
          <table:table-cell office:value="0.9864680767059326" office:value-type="float"/>
          <table:table-cell office:value="0.9991443157196045" office:value-type="float"/>
          <table:table-cell office:value="0.8801963329315186" office:value-type="float"/>
          <table:table-cell office:value="-0.41716015338897705" office:value-type="float"/>
          <table:table-cell office:value="-0.22062766551971436" office:value-type="float"/>
          <table:table-cell office:value="-0.9969793558120728" office:value-type="float"/>
        </table:table-row>
        <table:table-row>
          <table:table-cell office:value="0.04640749901165951" office:value-type="float"/>
          <table:table-cell office:value="0.05" office:value-type="float"/>
          <table:table-cell office:value="0.03907880880818699" office:value-type="float"/>
          <table:table-cell office:value="0.032956410820880695" office:value-type="float"/>
          <table:table-cell office:value="-0.014793316432801153" office:value-type="float"/>
          <table:table-cell office:value="-0.03605582446462985" office:value-type="float"/>
          <table:table-cell office:value="0.0631798940560623" office:value-type="float"/>
          <table:table-cell office:value="50" office:value-type="float"/>
          <table:table-cell office:value="0.9873154163360596" office:value-type="float"/>
          <table:table-cell office:value="0.9992227554321289" office:value-type="float"/>
          <table:table-cell office:value="0.8837122917175293" office:value-type="float"/>
          <table:table-cell office:value="-0.42319822311401367" office:value-type="float"/>
          <table:table-cell office:value="-0.21835899353027344" office:value-type="float"/>
          <table:table-cell office:value="-0.997204840183258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4890929558263157" office:value-type="float"/>
          <table:table-cell office:value="0.024346038277545733" office:value-type="float"/>
          <table:table-cell office:value="-0.01081930787262049" office:value-type="float"/>
          <table:table-cell office:value="-0.0460517111480939" office:value-type="float"/>
          <table:table-cell office:value="0.06170571898207977" office:value-type="float"/>
          <table:table-cell office:value="51" office:value-type="float"/>
          <table:table-cell office:value="0.9980769157409668" office:value-type="float"/>
          <table:table-cell office:value="0.9999070167541504" office:value-type="float"/>
          <table:table-cell office:value="0.983048677444458" office:value-type="float"/>
          <table:table-cell office:value="-0.8610372543334961" office:value-type="float"/>
          <table:table-cell office:value="0.3974008560180664" office:value-type="float"/>
          <table:table-cell office:value="-0.9995886683464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15734152372279923" office:value-type="float"/>
          <table:table-cell office:value="-0.006844346830216315" office:value-type="float"/>
          <table:table-cell office:value="-0.05" office:value-type="float"/>
          <table:table-cell office:value="0.061709012162024755" office:value-type="float"/>
          <table:table-cell office:value="52" office:value-type="float"/>
          <table:table-cell office:value="0.9980814456939697" office:value-type="float"/>
          <table:table-cell office:value="0.9999070167541504" office:value-type="float"/>
          <table:table-cell office:value="0.9830405712127686" office:value-type="float"/>
          <table:table-cell office:value="-0.8611885905265808" office:value-type="float"/>
          <table:table-cell office:value="0.3974961042404175" office:value-type="float"/>
          <table:table-cell office:value="-0.999589622020721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05906252439418594" office:value-type="float"/>
          <table:table-cell office:value="0.0020325562268820735" office:value-type="float"/>
          <table:table-cell office:value="-0.05" office:value-type="float"/>
          <table:table-cell office:value="0.06172181306573671" office:value-type="float"/>
          <table:table-cell office:value="53" office:value-type="float"/>
          <table:table-cell office:value="0.9997718334197998" office:value-type="float"/>
          <table:table-cell office:value="0.999990701675415" office:value-type="float"/>
          <table:table-cell office:value="0.9980356693267822" office:value-type="float"/>
          <table:table-cell office:value="-0.9827899932861328" office:value-type="float"/>
          <table:table-cell office:value="0.8876903057098389" office:value-type="float"/>
          <table:table-cell office:value="-0.999949812889099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03920429770549972" office:value-type="float"/>
          <table:table-cell office:value="0.010902065923842522" office:value-type="float"/>
          <table:table-cell office:value="-0.05" office:value-type="float"/>
          <table:table-cell office:value="0.061724721318174094" office:value-type="float"/>
          <table:table-cell office:value="54" office:value-type="float"/>
          <table:table-cell office:value="0.9997684955596924" office:value-type="float"/>
          <table:table-cell office:value="0.9999905824661255" office:value-type="float"/>
          <table:table-cell office:value="0.9980125427246094" office:value-type="float"/>
          <table:table-cell office:value="-0.9826682209968567" office:value-type="float"/>
          <table:table-cell office:value="0.8869509696960449" office:value-type="float"/>
          <table:table-cell office:value="-0.99994891881942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13903902594646652" office:value-type="float"/>
          <table:table-cell office:value="0.020801745346221062" office:value-type="float"/>
          <table:table-cell office:value="-0.05" office:value-type="float"/>
          <table:table-cell office:value="0.06170986330998285" office:value-type="float"/>
          <table:table-cell office:value="55" office:value-type="float"/>
          <table:table-cell office:value="0.9999768733978271" office:value-type="float"/>
          <table:table-cell office:value="0.9999991655349731" office:value-type="float"/>
          <table:table-cell office:value="0.9998067617416382" office:value-type="float"/>
          <table:table-cell office:value="-0.998347282409668" office:value-type="float"/>
          <table:table-cell office:value="0.989967942237854" office:value-type="float"/>
          <table:table-cell office:value="-0.99999469518661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23887194816669663" office:value-type="float"/>
          <table:table-cell office:value="0.030700362613829704" office:value-type="float"/>
          <table:table-cell office:value="-0.05" office:value-type="float"/>
          <table:table-cell office:value="0.061685533911217845" office:value-type="float"/>
          <table:table-cell office:value="56" office:value-type="float"/>
          <table:table-cell office:value="0.999976396560669" office:value-type="float"/>
          <table:table-cell office:value="0.9999991655349731" office:value-type="float"/>
          <table:table-cell office:value="0.9998037815093994" office:value-type="float"/>
          <table:table-cell office:value="-0.998329222202301" office:value-type="float"/>
          <table:table-cell office:value="0.9898617267608643" office:value-type="float"/>
          <table:table-cell office:value="-0.999994575977325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3388575417240544" office:value-type="float"/>
          <table:table-cell office:value="0.04069304554763708" office:value-type="float"/>
          <table:table-cell office:value="-0.05" office:value-type="float"/>
          <table:table-cell office:value="0.06165837539413049" office:value-type="float"/>
          <table:table-cell office:value="57" office:value-type="float"/>
          <table:table-cell office:value="0.999997615814209" office:value-type="float"/>
          <table:table-cell office:value="1" office:value-type="float"/>
          <table:table-cell office:value="0.9999816417694092" office:value-type="float"/>
          <table:table-cell office:value="-0.9998559355735779" office:value-type="float"/>
          <table:table-cell office:value="0.9992682933807373" office:value-type="float"/>
          <table:table-cell office:value="-0.99999946355819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4388428730209752" office:value-type="float"/>
          <table:table-cell office:value="0.05" office:value-type="float"/>
          <table:table-cell office:value="-0.05" office:value-type="float"/>
          <table:table-cell office:value="0.06162082332478583" office:value-type="float"/>
          <table:table-cell office:value="58" office:value-type="float"/>
          <table:table-cell office:value="0.999997615814209" office:value-type="float"/>
          <table:table-cell office:value="1" office:value-type="float"/>
          <table:table-cell office:value="0.9999812841415405" office:value-type="float"/>
          <table:table-cell office:value="-0.9998533129692078" office:value-type="float"/>
          <table:table-cell office:value="0.9992556571960449" office:value-type="float"/>
          <table:table-cell office:value="-0.999999403953552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6301998191498" office:value-type="float"/>
          <table:table-cell office:value="59" office:value-type="float"/>
          <table:table-cell office:value="0.9999997615814209" office:value-type="float"/>
          <table:table-cell office:value="1" office:value-type="float"/>
          <table:table-cell office:value="0.9999982118606567" office:value-type="float"/>
          <table:table-cell office:value="-0.9999875426292419" office:value-type="float"/>
          <table:table-cell office:value="0.9999485015869141" office:value-type="float"/>
          <table:table-cell office:value="-0.999999940395355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596157524957514" office:value-type="float"/>
          <table:table-cell office:value="60" office:value-type="float"/>
          <table:table-cell office:value="0.9999997615814209" office:value-type="float"/>
          <table:table-cell office:value="1" office:value-type="float"/>
          <table:table-cell office:value="0.9999982118606567" office:value-type="float"/>
          <table:table-cell office:value="-0.9999873638153076" office:value-type="float"/>
          <table:table-cell office:value="0.9999480247497559" office:value-type="float"/>
          <table:table-cell office:value="-0.9999999403953552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1918669173641306" office:value-type="float"/>
          <table:table-cell office:value="0.012983568579139996" office:value-type="float"/>
          <table:table-cell office:value="0.010061268970989752" office:value-type="float"/>
          <table:table-cell office:value="-0.019197600918889217" office:value-type="float"/>
          <table:table-cell office:value="0.01042302967678527" office:value-type="float"/>
          <table:table-cell office:value="-0.01383090157500156" office:value-type="float"/>
          <table:table-cell office:value="-3.731693747096823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0.999999463558197" office:value-type="float"/>
          <table:table-cell office:value="0.9999979734420776" office:value-type="float"/>
          <table:table-cell office:value="-1" office:value-type="float"/>
        </table:table-row>
        <table:table-row>
          <table:table-cell office:value="0.021918669173641304" office:value-type="float"/>
          <table:table-cell office:value="0.022983568579139996" office:value-type="float"/>
          <table:table-cell office:value="0.020061267778896857" office:value-type="float"/>
          <table:table-cell office:value="-0.029197593766331846" office:value-type="float"/>
          <table:table-cell office:value="0.020423004642834464" office:value-type="float"/>
          <table:table-cell office:value="-0.023830901575001562" office:value-type="float"/>
          <table:table-cell office:value="0.075173978937416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.9999998807907104" office:value-type="float"/>
          <table:table-cell office:value="-0.9999992847442627" office:value-type="float"/>
          <table:table-cell office:value="0.9999974966049194" office:value-type="float"/>
          <table:table-cell office:value="-1" office:value-type="float"/>
        </table:table-row>
        <table:table-row>
          <table:table-cell office:value="0.031918669173641306" office:value-type="float"/>
          <table:table-cell office:value="0.03298356857914" office:value-type="float"/>
          <table:table-cell office:value="0.03006126777889686" office:value-type="float"/>
          <table:table-cell office:value="-0.03919759257423895" office:value-type="float"/>
          <table:table-cell office:value="0.030423002258648673" office:value-type="float"/>
          <table:table-cell office:value="-0.033830901575001564" office:value-type="float"/>
          <table:table-cell office:value="0.06820834023655865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0.9999998807907104" office:value-type="float"/>
          <table:table-cell office:value="0.9999997615814209" office:value-type="float"/>
          <table:table-cell office:value="-1" office:value-type="float"/>
        </table:table-row>
        <table:table-row>
          <table:table-cell office:value="0.04191866917364131" office:value-type="float"/>
          <table:table-cell office:value="0.04298356857914" office:value-type="float"/>
          <table:table-cell office:value="0.04006126777889686" office:value-type="float"/>
          <table:table-cell office:value="-0.04919759138214606" office:value-type="float"/>
          <table:table-cell office:value="0.04042299987446288" office:value-type="float"/>
          <table:table-cell office:value="-0.043830901575001566" office:value-type="float"/>
          <table:table-cell office:value="0.0611782961349225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0.9999998807907104" office:value-type="float"/>
          <table:table-cell office:value="0.9999997615814209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38033552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6717262415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5120665705015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80135479876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502779528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2934245786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22300055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33816021905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8360461766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513703473629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938405007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255394371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61318876996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590716326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5348179865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3494745861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284964146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3608913804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6244146304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609444586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825275808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8864550625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5015857067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3747142147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3218426651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512774722415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83919114226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49539694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9464370236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515442234128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143710951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445770103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6086916935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841521219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457910197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526979959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8498873351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881490748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5717576116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040646691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5137246608186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515964272447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3897280391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56186941335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515705623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3721231875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8212872025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402625193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5210153777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6182021865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71794385096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4090864594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517100524251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6223543344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5130088417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81463425331891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1918669173641306" office:value-type="float"/>
          <table:table-cell office:value="0.012983568579139996" office:value-type="float"/>
          <table:table-cell office:value="0.010061268970989752" office:value-type="float"/>
          <table:table-cell office:value="-0.019197606283307248" office:value-type="float"/>
          <table:table-cell office:value="0.010423049942364494" office:value-type="float"/>
          <table:table-cell office:value="-0.01383090157500156" office:value-type="float"/>
          <table:table-cell office:value="-0.435366058298785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1918669173641304" office:value-type="float"/>
          <table:table-cell office:value="0.022983568579139996" office:value-type="float"/>
          <table:table-cell office:value="0.020061268970989754" office:value-type="float"/>
          <table:table-cell office:value="-0.029197606283307247" office:value-type="float"/>
          <table:table-cell office:value="0.020423049942364494" office:value-type="float"/>
          <table:table-cell office:value="-0.023830901575001562" office:value-type="float"/>
          <table:table-cell office:value="0.04858963832986220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1918669173641306" office:value-type="float"/>
          <table:table-cell office:value="0.03298356857914" office:value-type="float"/>
          <table:table-cell office:value="0.030061268970989756" office:value-type="float"/>
          <table:table-cell office:value="-0.03919760628330725" office:value-type="float"/>
          <table:table-cell office:value="0.030423049942364493" office:value-type="float"/>
          <table:table-cell office:value="-0.033830901575001564" office:value-type="float"/>
          <table:table-cell office:value="0.07219905019704077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191866917364131" office:value-type="float"/>
          <table:table-cell office:value="0.04298356857914" office:value-type="float"/>
          <table:table-cell office:value="0.04006126897098976" office:value-type="float"/>
          <table:table-cell office:value="-0.04919760628330725" office:value-type="float"/>
          <table:table-cell office:value="0.040423049942364495" office:value-type="float"/>
          <table:table-cell office:value="-0.043830901575001566" office:value-type="float"/>
          <table:table-cell office:value="0.06556973010758908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04163821976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96413671842036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9842736964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724381814343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3795279409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8977704064395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402811048979856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42236963862841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30525686424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3322987546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3079343434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1972482856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48945183539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876634528925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8752724768424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62874963517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58401448238515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74889595695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931267331755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867293986755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94455477963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860055540937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5005559530424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93192468065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42288049137219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12301431056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9970366770929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422392187179395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911388600296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8875713998364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919873474137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8941872198719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950447607616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7007604984674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40304881521074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912451000736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9034323237086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4261497981264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8893161545986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67621919225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405602798098625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717701479696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916462996985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877386337685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70815804092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91774304103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69366845319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58398630862044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651159185528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42641168812563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7212971575177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631451792084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874703615022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4621083581825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966832131666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036981026199332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1918669173641306" office:value-type="float"/>
          <table:table-cell office:value="0.012983568579139996" office:value-type="float"/>
          <table:table-cell office:value="0.010061268970989752" office:value-type="float"/>
          <table:table-cell office:value="-0.019197606283307248" office:value-type="float"/>
          <table:table-cell office:value="0.010423049942364494" office:value-type="float"/>
          <table:table-cell office:value="-0.01383090157500156" office:value-type="float"/>
          <table:table-cell office:value="-0.02878938186839244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1918669173641304" office:value-type="float"/>
          <table:table-cell office:value="0.022983568579139996" office:value-type="float"/>
          <table:table-cell office:value="0.020061268970989754" office:value-type="float"/>
          <table:table-cell office:value="-0.029197606283307247" office:value-type="float"/>
          <table:table-cell office:value="0.020423049942364494" office:value-type="float"/>
          <table:table-cell office:value="-0.023830901575001562" office:value-type="float"/>
          <table:table-cell office:value="-0.098821866676467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1918669173641306" office:value-type="float"/>
          <table:table-cell office:value="0.03298356857914" office:value-type="float"/>
          <table:table-cell office:value="0.030061268970989756" office:value-type="float"/>
          <table:table-cell office:value="-0.03919760628330725" office:value-type="float"/>
          <table:table-cell office:value="0.030423049942364493" office:value-type="float"/>
          <table:table-cell office:value="-0.033830901575001564" office:value-type="float"/>
          <table:table-cell office:value="0.07529121577260599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191866917364131" office:value-type="float"/>
          <table:table-cell office:value="0.04298356857914" office:value-type="float"/>
          <table:table-cell office:value="0.04006126897098976" office:value-type="float"/>
          <table:table-cell office:value="-0.04919760628330725" office:value-type="float"/>
          <table:table-cell office:value="0.040423049942364495" office:value-type="float"/>
          <table:table-cell office:value="-0.043830901575001566" office:value-type="float"/>
          <table:table-cell office:value="0.0696893036966256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4229591689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4134727393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9004090932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5193761208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6579930186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5448619368696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6967311860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90538334442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6899891731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8000513895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68705888892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9361609215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96852455696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9078464792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67705200413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4673123714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3209929998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5755627721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4199536236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68441862149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222564282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6800010139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9903608695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8017825497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8564273187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3136201986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8770564651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83503573753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7498403534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484567334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5535410434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69266335261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6951554506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4329562523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6847499926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5797065077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5432866808329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88049939055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5147462096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841581573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4798587356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958318339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2069130744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9374047085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546964005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303328745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6402735114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4983981463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8200625146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7410147175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7423084825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82237398921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6127817139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78349707691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5436003575597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44583055009279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1918669173641306" office:value-type="float"/>
          <table:table-cell office:value="0.012983568579139996" office:value-type="float"/>
          <table:table-cell office:value="0.010061268970989752" office:value-type="float"/>
          <table:table-cell office:value="-0.019197606283307248" office:value-type="float"/>
          <table:table-cell office:value="0.010423049942364494" office:value-type="float"/>
          <table:table-cell office:value="-0.01383090157500156" office:value-type="float"/>
          <table:table-cell office:value="0.0617336779998952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1918669173641304" office:value-type="float"/>
          <table:table-cell office:value="0.022983568579139996" office:value-type="float"/>
          <table:table-cell office:value="0.020061268970989754" office:value-type="float"/>
          <table:table-cell office:value="-0.029197606283307247" office:value-type="float"/>
          <table:table-cell office:value="0.020423049942364494" office:value-type="float"/>
          <table:table-cell office:value="-0.023830901575001562" office:value-type="float"/>
          <table:table-cell office:value="0.08472255613153425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1918669173641306" office:value-type="float"/>
          <table:table-cell office:value="0.03298356857914" office:value-type="float"/>
          <table:table-cell office:value="0.030061268970989756" office:value-type="float"/>
          <table:table-cell office:value="-0.03919760628330725" office:value-type="float"/>
          <table:table-cell office:value="0.030423049942364493" office:value-type="float"/>
          <table:table-cell office:value="-0.033830901575001564" office:value-type="float"/>
          <table:table-cell office:value="0.07886285903853088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191866917364131" office:value-type="float"/>
          <table:table-cell office:value="0.04298356857914" office:value-type="float"/>
          <table:table-cell office:value="0.04006126897098976" office:value-type="float"/>
          <table:table-cell office:value="-0.04919760628330725" office:value-type="float"/>
          <table:table-cell office:value="0.040423049942364495" office:value-type="float"/>
          <table:table-cell office:value="-0.043830901575001566" office:value-type="float"/>
          <table:table-cell office:value="0.0716647918512135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10517480485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68811791386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41505376429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238235424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789882453004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53185609875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35005962879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7857233367067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9519237585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7662255442336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47759574941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76404556635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4712580029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20817047285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19850648107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34958106032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57892667781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71678376783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86639632523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910175688144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41472339567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790776609699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787014038748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44415222962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28397320634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64133944188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56627872153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2953516515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64980343745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784215204814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7815098921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35964906378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79711697886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4874680158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7875652280803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38746570597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4305597323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900044141063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761292785297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20805167973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7344955913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1182655177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17096858654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0127601793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50002682979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3983070106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7658805342359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2932274483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46250710022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3022622232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02939634907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5005071937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17242770588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7660208215124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796429853173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38832210065561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1918669173641306" office:value-type="float"/>
          <table:table-cell office:value="0.012983568579139996" office:value-type="float"/>
          <table:table-cell office:value="0.010061268970989752" office:value-type="float"/>
          <table:table-cell office:value="-0.019197606283307248" office:value-type="float"/>
          <table:table-cell office:value="0.010423049942364494" office:value-type="float"/>
          <table:table-cell office:value="-0.01383090157500156" office:value-type="float"/>
          <table:table-cell office:value="0.0893133363126236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1918669173641304" office:value-type="float"/>
          <table:table-cell office:value="0.022983568579139996" office:value-type="float"/>
          <table:table-cell office:value="0.020061268970989754" office:value-type="float"/>
          <table:table-cell office:value="-0.029197606283307247" office:value-type="float"/>
          <table:table-cell office:value="0.020423049942364494" office:value-type="float"/>
          <table:table-cell office:value="-0.023830901575001562" office:value-type="float"/>
          <table:table-cell office:value="-0.8218827955646535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1918669173641306" office:value-type="float"/>
          <table:table-cell office:value="0.03298356857914" office:value-type="float"/>
          <table:table-cell office:value="0.030061268970989756" office:value-type="float"/>
          <table:table-cell office:value="-0.03919760628330725" office:value-type="float"/>
          <table:table-cell office:value="0.030423049942364493" office:value-type="float"/>
          <table:table-cell office:value="-0.033830901575001564" office:value-type="float"/>
          <table:table-cell office:value="0.07570199785450105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191866917364131" office:value-type="float"/>
          <table:table-cell office:value="0.04298356857914" office:value-type="float"/>
          <table:table-cell office:value="0.04006126897098976" office:value-type="float"/>
          <table:table-cell office:value="-0.04919760628330725" office:value-type="float"/>
          <table:table-cell office:value="0.040423049942364495" office:value-type="float"/>
          <table:table-cell office:value="-0.043830901575001566" office:value-type="float"/>
          <table:table-cell office:value="0.062161595685171905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7408139345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40498873568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40445454453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7221665065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5781675479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9715324645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754103635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29421604888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4082228685158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4097932842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74108370335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867568741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73741097277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7757459653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4019564482717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74916621977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68076757849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6817486002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3952448602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4141196988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7097436439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83703330926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62298255091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7514825785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5130944925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5592591527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77814656687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6088794344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5349075723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72088003294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47628773587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45724673319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81005051168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4336551805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5003350213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7491375849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72146629518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46523156767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862787578419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7661799183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6288138413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4035893227809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68941110694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488100752989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5094425579044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67528688754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263068516105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043816954632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7656558985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46034339084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567427014528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203690488684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48230108913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3938317166726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2447329813232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34067382850586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1918669173641306" office:value-type="float"/>
          <table:table-cell office:value="0.012983568579139996" office:value-type="float"/>
          <table:table-cell office:value="0.010061268970989752" office:value-type="float"/>
          <table:table-cell office:value="-0.019197606283307248" office:value-type="float"/>
          <table:table-cell office:value="0.010423049942364494" office:value-type="float"/>
          <table:table-cell office:value="-0.01383090157500156" office:value-type="float"/>
          <table:table-cell office:value="-0.838441713563708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1918669173641304" office:value-type="float"/>
          <table:table-cell office:value="0.022983568579139996" office:value-type="float"/>
          <table:table-cell office:value="0.020061268970989754" office:value-type="float"/>
          <table:table-cell office:value="-0.029197606283307247" office:value-type="float"/>
          <table:table-cell office:value="0.020423049942364494" office:value-type="float"/>
          <table:table-cell office:value="-0.023830901575001562" office:value-type="float"/>
          <table:table-cell office:value="0.04949845085927398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1918669173641306" office:value-type="float"/>
          <table:table-cell office:value="0.03298356857914" office:value-type="float"/>
          <table:table-cell office:value="0.030061268970989756" office:value-type="float"/>
          <table:table-cell office:value="-0.03919760628330725" office:value-type="float"/>
          <table:table-cell office:value="0.030423049942364493" office:value-type="float"/>
          <table:table-cell office:value="-0.033830901575001564" office:value-type="float"/>
          <table:table-cell office:value="0.07625612289832975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191866917364131" office:value-type="float"/>
          <table:table-cell office:value="0.04298356857914" office:value-type="float"/>
          <table:table-cell office:value="0.04006126897098976" office:value-type="float"/>
          <table:table-cell office:value="-0.04919760628330725" office:value-type="float"/>
          <table:table-cell office:value="0.040423049942364495" office:value-type="float"/>
          <table:table-cell office:value="-0.043830901575001566" office:value-type="float"/>
          <table:table-cell office:value="0.0700176371007721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6123764264422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6814608343776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4707849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9724186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2771515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13793394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6132788621278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37645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7043621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02291128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9589542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10558955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17384389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02247567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6124148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27710997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20642494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2631911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25707365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9095625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14339702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4591326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56246962937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3544531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51458927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8295202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19920937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53137895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17377392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25500341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21402853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10195085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2737325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543715001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469423281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7463765050424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5983006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7576028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52468681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11635012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51084638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1016506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4641885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298558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1950317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816148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8855554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1279103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262918960436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03607057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6213508265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54736488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47652867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8473988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8564890307341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495852135557735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1918669173641306" office:value-type="float"/>
          <table:table-cell office:value="0.012983568579139996" office:value-type="float"/>
          <table:table-cell office:value="0.010061268970989752" office:value-type="float"/>
          <table:table-cell office:value="-0.019197606283307248" office:value-type="float"/>
          <table:table-cell office:value="0.010423049942364494" office:value-type="float"/>
          <table:table-cell office:value="-0.01383090157500156" office:value-type="float"/>
          <table:table-cell office:value="0.087167778470870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1918669173641304" office:value-type="float"/>
          <table:table-cell office:value="0.022983568579139996" office:value-type="float"/>
          <table:table-cell office:value="0.020061268970989754" office:value-type="float"/>
          <table:table-cell office:value="-0.029197606283307247" office:value-type="float"/>
          <table:table-cell office:value="0.020423049942364494" office:value-type="float"/>
          <table:table-cell office:value="-0.023830901575001562" office:value-type="float"/>
          <table:table-cell office:value="0.081284248540377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1918669173641306" office:value-type="float"/>
          <table:table-cell office:value="0.03298356857914" office:value-type="float"/>
          <table:table-cell office:value="0.030061268970989756" office:value-type="float"/>
          <table:table-cell office:value="-0.03919760628330725" office:value-type="float"/>
          <table:table-cell office:value="0.030423049942364493" office:value-type="float"/>
          <table:table-cell office:value="-0.033830901575001564" office:value-type="float"/>
          <table:table-cell office:value="0.07476619452151086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191866917364131" office:value-type="float"/>
          <table:table-cell office:value="0.04298356857914" office:value-type="float"/>
          <table:table-cell office:value="0.04006126897098976" office:value-type="float"/>
          <table:table-cell office:value="-0.04919760628330725" office:value-type="float"/>
          <table:table-cell office:value="0.040423049942364495" office:value-type="float"/>
          <table:table-cell office:value="-0.043830901575001566" office:value-type="float"/>
          <table:table-cell office:value="0.0680062260302017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8557547593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4117130057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2727334098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8835533762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9946547475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467281418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1893635106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282899403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0225618054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0502808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5784851916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005697034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28304921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2524688211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161561737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2256259727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0225189253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030164061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1112597489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9947788267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8834854183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8557148118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4395690913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561522418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332593501205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785941199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6344678533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2726709039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282779586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1614916933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050389283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547338314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005071155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467288069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4928633413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050323664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1614977809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4119028379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838969013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6889093233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1615160925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0962194439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8556944556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838931765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8834666849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153522778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4672910248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1336753332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8001894678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011374783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3839438589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1956407473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2726677415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35506912026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9391110137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90229474129293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1918669173641306" office:value-type="float"/>
          <table:table-cell office:value="0.012983568579139996" office:value-type="float"/>
          <table:table-cell office:value="0.010061268970989752" office:value-type="float"/>
          <table:table-cell office:value="-0.019197606283307248" office:value-type="float"/>
          <table:table-cell office:value="0.010423049942364494" office:value-type="float"/>
          <table:table-cell office:value="-0.01383090157500156" office:value-type="float"/>
          <table:table-cell office:value="-1.1357067700517058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21918669173641304" office:value-type="float"/>
          <table:table-cell office:value="0.022983568579139996" office:value-type="float"/>
          <table:table-cell office:value="0.020061268970989754" office:value-type="float"/>
          <table:table-cell office:value="-0.029197606283307247" office:value-type="float"/>
          <table:table-cell office:value="0.020423049942364494" office:value-type="float"/>
          <table:table-cell office:value="-0.023830901575001562" office:value-type="float"/>
          <table:table-cell office:value="0.04960131296986452" office:value-type="float"/>
          <table:table-cell office:value="2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31918669173641306" office:value-type="float"/>
          <table:table-cell office:value="0.03298356857914" office:value-type="float"/>
          <table:table-cell office:value="0.030061268970989756" office:value-type="float"/>
          <table:table-cell office:value="-0.03919760628330725" office:value-type="float"/>
          <table:table-cell office:value="0.030423049942364493" office:value-type="float"/>
          <table:table-cell office:value="-0.033830901575001564" office:value-type="float"/>
          <table:table-cell office:value="0.07662830044910027" office:value-type="float"/>
          <table:table-cell office:value="3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4191866917364131" office:value-type="float"/>
          <table:table-cell office:value="0.04298356857914" office:value-type="float"/>
          <table:table-cell office:value="0.04006126897098976" office:value-type="float"/>
          <table:table-cell office:value="-0.04919760628330725" office:value-type="float"/>
          <table:table-cell office:value="0.040423049942364495" office:value-type="float"/>
          <table:table-cell office:value="-0.043830901575001566" office:value-type="float"/>
          <table:table-cell office:value="0.07041537090705233" office:value-type="float"/>
          <table:table-cell office:value="4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5004150993938" office:value-type="float"/>
          <table:table-cell office:value="5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99494213621" office:value-type="float"/>
          <table:table-cell office:value="6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91570381016" office:value-type="float"/>
          <table:table-cell office:value="7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40156878365" office:value-type="float"/>
          <table:table-cell office:value="8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40331182643" office:value-type="float"/>
          <table:table-cell office:value="9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80583389605" office:value-type="float"/>
          <table:table-cell office:value="1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74411931076" office:value-type="float"/>
          <table:table-cell office:value="1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5006176801586" office:value-type="float"/>
          <table:table-cell office:value="12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92940606241" office:value-type="float"/>
          <table:table-cell office:value="13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402879655562" office:value-type="float"/>
          <table:table-cell office:value="14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99788306632" office:value-type="float"/>
          <table:table-cell office:value="15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85618645242" office:value-type="float"/>
          <table:table-cell office:value="16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97552426478" office:value-type="float"/>
          <table:table-cell office:value="17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95561559565" office:value-type="float"/>
          <table:table-cell office:value="18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50042796478" office:value-type="float"/>
          <table:table-cell office:value="19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406566656922" office:value-type="float"/>
          <table:table-cell office:value="20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536397794230121" office:value-type="float"/>
          <table:table-cell office:value="2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4:24:33.292675</meta:creation-date>
    <dc:date>2024-03-12T14:24:33.446595</dc:date>
    <meta:generator>http://pypi.python.org/pypi/ezodf/0.1.0$Python3.8.10 (default, Nov 22 2023, 10:22:35) 
[GCC 9.4.0]</meta:generator>
    <meta:document-statistic/>
    <meta:editing-cycles>1</meta:editing-cycles>
  </office:meta>
</office:document-meta>
</file>